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191" calcext:value-type="float">
            <text:p>1191</text:p>
          </table:table-cell>
          <table:table-cell table:style-name="ce7" table:formula="of:=COUNTIF([.B7:.B1000000];&quot;X&quot;)" office:value-type="float" office:value="1024" calcext:value-type="float">
            <text:p>1024</text:p>
          </table:table-cell>
          <table:table-cell table:style-name="ce7" table:formula="of:=COUNTIF([.C7:.C1000000];&quot;X&quot;)" office:value-type="float" office:value="20" calcext:value-type="float">
            <text:p>20</text:p>
          </table:table-cell>
          <table:table-cell table:style-name="ce7" table:formula="of:=COUNTIF([.D7:.D1000000];&quot;X&quot;)" office:value-type="float" office:value="83" calcext:value-type="float">
            <text:p>83</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42" calcext:value-type="float">
            <text:p>142</text:p>
          </table:table-cell>
          <table:table-cell table:style-name="ce25" table:formula="of:=SUM([.B2:.F2])" office:value-type="float" office:value="1270" calcext:value-type="float">
            <text:p>127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3" table:number-rows-repeated="52">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3-17">00/00/0000</text:date>, <text:time style:data-style-name="N2" text:time-value="21:53:46.66858085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3-17T21:54:08.563155100</dc:date>
    <meta:editing-duration>P1DT8H38M52S</meta:editing-duration>
    <meta:editing-cycles>1184</meta:editing-cycles>
    <meta:document-statistic meta:table-count="1" meta:cell-count="7188" meta:object-count="0"/>
  </office:meta>
</office:document-meta>
</file>